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tecmint.com/install-virtualbox-guest-additions-in-ubuntu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5T11:54:20.106215497</meta:creation-date>
    <dc:date>2021-01-05T11:54:50.190312885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69" meta:non-whitespace-character-count="69"/>
    <meta:generator>LibreOffice/7.0.3.1$Linux_X86_64 LibreOffice_project/00$Build-1</meta:generator>
  </office:meta>
</office:document-meta>
</file>